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Text_20_body" style:list-style-name="L1">
      <style:paragraph-properties fo:margin-top="0cm" fo:margin-bottom="0cm" style:contextual-spacing="false" style:writing-mode="lr-tb"/>
    </style:style>
    <style:style style:name="P3" style:family="paragraph" style:parent-style-name="Text_20_body" style:list-style-name="L1">
      <style:paragraph-properties style:writing-mode="lr-tb"/>
    </style:style>
    <style:style style:name="P4" style:family="paragraph" style:parent-style-name="Text_20_body" style:list-style-name="L1">
      <style:paragraph-properties fo:margin-top="0cm" fo:margin-bottom="0cm" style:contextual-spacing="false" style:writing-mode="lr-tb"/>
      <style:text-properties officeooo:paragraph-rsid="000e2008"/>
    </style:style>
    <style:style style:name="P5" style:family="paragraph" style:parent-style-name="Text_20_body" style:list-style-name="L2">
      <style:paragraph-properties fo:margin-top="0cm" fo:margin-bottom="0cm" style:contextual-spacing="false" style:writing-mode="lr-tb"/>
    </style:style>
    <style:style style:name="P6" style:family="paragraph" style:parent-style-name="Text_20_body" style:list-style-name="L2">
      <style:paragraph-properties style:writing-mode="lr-tb"/>
    </style:style>
    <style:style style:name="P7" style:family="paragraph" style:parent-style-name="Text_20_body" style:list-style-name="L2">
      <style:paragraph-properties fo:margin-top="0cm" fo:margin-bottom="0cm" style:contextual-spacing="false" style:writing-mode="lr-tb"/>
      <style:text-properties officeooo:paragraph-rsid="000f485d"/>
    </style:style>
    <style:style style:name="P8" style:family="paragraph" style:parent-style-name="Text_20_body" style:list-style-name="L2">
      <style:paragraph-properties fo:margin-top="0cm" fo:margin-bottom="0cm" style:contextual-spacing="false" style:writing-mode="lr-tb"/>
      <style:text-properties officeooo:paragraph-rsid="0013352e"/>
    </style:style>
    <style:style style:name="P9" style:family="paragraph" style:parent-style-name="Text_20_body" style:list-style-name="L2">
      <style:paragraph-properties fo:margin-top="0cm" fo:margin-bottom="0cm" style:contextual-spacing="false" style:writing-mode="lr-tb"/>
      <style:text-properties officeooo:paragraph-rsid="00141966"/>
    </style:style>
    <style:style style:name="P10" style:family="paragraph" style:parent-style-name="Text_20_body" style:list-style-name="L2">
      <style:paragraph-properties fo:margin-top="0cm" fo:margin-bottom="0cm" style:contextual-spacing="false" style:writing-mode="lr-tb"/>
      <style:text-properties officeooo:paragraph-rsid="0016a53f"/>
    </style:style>
    <style:style style:name="P11" style:family="paragraph" style:parent-style-name="Text_20_body">
      <style:paragraph-properties fo:margin-top="0cm" fo:margin-bottom="0cm" style:contextual-spacing="false" style:writing-mode="lr-tb"/>
      <style:text-properties style:font-name="Arial" fo:font-size="10pt" style:text-underline-style="solid" style:text-underline-width="auto" style:text-underline-color="font-color" officeooo:rsid="0004239f" officeooo:paragraph-rsid="0004239f" style:font-size-asian="10pt" style:font-size-complex="10pt"/>
    </style:style>
    <style:style style:name="P12" style:family="paragraph" style:parent-style-name="Text_20_body">
      <style:paragraph-properties fo:margin-top="0cm" fo:margin-bottom="0cm" style:contextual-spacing="false" style:writing-mode="lr-tb"/>
      <style:text-properties style:font-name="Arial" fo:font-size="10pt" style:text-underline-style="solid" style:text-underline-width="auto" style:text-underline-color="font-color" style:font-size-asian="10pt" style:font-size-complex="10pt"/>
    </style:style>
    <style:style style:name="P13" style:family="paragraph" style:parent-style-name="Text_20_body">
      <style:paragraph-properties fo:margin-top="0cm" fo:margin-bottom="0cm" style:contextual-spacing="false" style:writing-mode="lr-tb"/>
      <style:text-properties style:font-name="Arial" fo:font-size="10pt" style:font-size-asian="10pt" style:font-size-complex="10pt"/>
    </style:style>
    <style:style style:name="P14" style:family="paragraph" style:parent-style-name="Text_20_body">
      <style:paragraph-properties fo:margin-top="0cm" fo:margin-bottom="0cm" style:contextual-spacing="false" style:writing-mode="lr-tb"/>
    </style:style>
    <style:style style:name="P15" style:family="paragraph" style:parent-style-name="Text_20_body">
      <style:paragraph-properties fo:margin-top="0cm" fo:margin-bottom="0cm" style:contextual-spacing="false" style:writing-mode="lr-tb"/>
      <style:text-properties officeooo:rsid="000cbfc6" officeooo:paragraph-rsid="000cbfc6"/>
    </style:style>
    <style:style style:name="P16" style:family="paragraph" style:parent-style-name="Text_20_body">
      <style:paragraph-properties fo:margin-top="0cm" fo:margin-bottom="0cm" style:contextual-spacing="false" style:writing-mode="lr-tb"/>
      <style:text-properties officeooo:paragraph-rsid="000e2008"/>
    </style:style>
    <style:style style:name="P17" style:family="paragraph" style:parent-style-name="Text_20_body">
      <style:paragraph-properties fo:margin-top="0cm" fo:margin-bottom="0cm" style:contextual-spacing="false" style:writing-mode="lr-tb"/>
      <style:text-properties officeooo:rsid="000e4b1d" officeooo:paragraph-rsid="000e4b1d"/>
    </style:style>
    <style:style style:name="P18" style:family="paragraph" style:parent-style-name="Text_20_body">
      <style:paragraph-properties fo:margin-top="0cm" fo:margin-bottom="0cm" style:contextual-spacing="false" style:writing-mode="lr-tb"/>
      <style:text-properties officeooo:paragraph-rsid="000f485d"/>
    </style:style>
    <style:style style:name="P19" style:family="paragraph" style:parent-style-name="Text_20_body">
      <style:paragraph-properties fo:margin-top="0cm" fo:margin-bottom="0cm" style:contextual-spacing="false" style:writing-mode="lr-tb"/>
      <style:text-properties officeooo:paragraph-rsid="0013352e"/>
    </style:style>
    <style:style style:name="P20" style:family="paragraph" style:parent-style-name="Text_20_body">
      <style:paragraph-properties fo:margin-top="0cm" fo:margin-bottom="0cm" style:contextual-spacing="false" style:writing-mode="lr-tb"/>
      <style:text-properties officeooo:paragraph-rsid="001436d4"/>
    </style:style>
    <style:style style:name="P21" style:family="paragraph" style:parent-style-name="Text_20_body">
      <style:paragraph-properties fo:margin-top="0cm" fo:margin-bottom="0cm" style:contextual-spacing="false" style:writing-mode="lr-tb"/>
      <style:text-properties officeooo:rsid="00182d92" officeooo:paragraph-rsid="00182d92"/>
    </style:style>
    <style:style style:name="T1" style:family="text">
      <style:text-properties style:font-name="Arial" fo:font-size="10pt" style:font-size-asian="10pt" style:font-size-complex="10pt"/>
    </style:style>
    <style:style style:name="T2" style:family="text">
      <style:text-properties style:font-name="Arial" fo:font-size="10pt" officeooo:rsid="00079cca" style:font-size-asian="10pt" style:font-size-complex="10pt"/>
    </style:style>
    <style:style style:name="T3" style:family="text">
      <style:text-properties fo:color="#00a933" loext:opacity="100%" style:font-name="Arial" fo:font-size="10pt" fo:font-weight="bold" officeooo:rsid="00079cca" style:font-size-asian="10pt" style:font-weight-asian="bold" style:font-size-complex="10pt" style:font-weight-complex="bold"/>
    </style:style>
    <style:style style:name="T4" style:family="text">
      <style:text-properties fo:color="#00a933" loext:opacity="100%" style:font-name="Arial" fo:font-size="10pt" fo:font-weight="bold" officeooo:rsid="00112e56" style:font-size-asian="10pt" style:font-weight-asian="bold" style:font-size-complex="10pt" style:font-weight-complex="bold"/>
    </style:style>
    <style:style style:name="T5" style:family="text">
      <style:text-properties fo:color="#00a933" loext:opacity="100%" style:font-name="Arial" fo:font-size="10pt" fo:font-weight="bold" officeooo:rsid="00141966" style:font-size-asian="10pt" style:font-weight-asian="bold" style:font-size-complex="10pt" style:font-weight-complex="bold"/>
    </style:style>
    <style:style style:name="T6" style:family="text">
      <style:text-properties fo:color="#00a933" loext:opacity="100%" style:font-name="Arial" fo:font-size="10pt" fo:font-weight="bold" officeooo:rsid="0016a53f" style:font-size-asian="10pt" style:font-weight-asian="bold" style:font-size-complex="10pt" style:font-weight-complex="bold"/>
    </style:style>
    <style:style style:name="T7" style:family="text">
      <style:text-properties fo:color="#ff0000" loext:opacity="100%" style:font-name="Arial" fo:font-size="10pt" fo:font-weight="bold" officeooo:rsid="0009bc88" style:font-size-asian="10pt" style:font-weight-asian="bold" style:font-size-complex="10pt" style:font-weight-complex="bold"/>
    </style:style>
    <style:style style:name="T8" style:family="text">
      <style:text-properties fo:color="#ff0000" loext:opacity="100%" style:font-name="Arial" fo:font-size="10pt" fo:font-weight="bold" officeooo:rsid="000b9a65" style:font-size-asian="10pt" style:font-weight-asian="bold" style:font-size-complex="10pt" style:font-weight-complex="bold"/>
    </style:style>
    <style:style style:name="T9" style:family="text">
      <style:text-properties fo:color="#ff0000" loext:opacity="100%" style:font-name="Arial" fo:font-size="10pt" fo:font-weight="bold" officeooo:rsid="000e2008" style:font-size-asian="10pt" style:font-weight-asian="bold" style:font-size-complex="10pt" style:font-weight-complex="bold"/>
    </style:style>
    <style:style style:name="T10" style:family="text">
      <style:text-properties fo:color="#ff0000" loext:opacity="100%" style:font-name="Arial" fo:font-size="10pt" fo:font-weight="bold" officeooo:rsid="0015d431" style:font-size-asian="10pt" style:font-weight-asian="bold" style:font-size-complex="10pt" style:font-weight-complex="bold"/>
    </style:style>
    <style:style style:name="T11" style:family="text">
      <style:text-properties fo:color="#ff8000" loext:opacity="100%" style:font-name="Arial" fo:font-size="10pt" fo:font-weight="bold" style:font-size-asian="10pt" style:font-weight-asian="bold" style:font-size-complex="10pt" style:font-weight-complex="bold"/>
    </style:style>
    <style:style style:name="T12" style:family="text">
      <style:text-properties fo:color="#ff4000" loext:opacity="100%" style:font-name="Arial" fo:font-size="10pt" fo:font-weight="bold" style:font-size-asian="10pt" style:font-weight-asian="bold" style:font-size-complex="10pt" style:font-weight-complex="bold"/>
    </style:style>
    <style:style style:name="T13" style:family="text">
      <style:text-properties fo:color="#ff4000" loext:opacity="100%" style:font-name="Arial" fo:font-size="10pt" fo:font-weight="bold" officeooo:rsid="000f485d" style:font-size-asian="10pt" style:font-weight-asian="bold" style:font-size-complex="10pt" style:font-weight-complex="bold"/>
    </style:style>
    <style:style style:name="T14" style:family="text">
      <style:text-properties fo:color="#ff4000" loext:opacity="100%" style:font-name="Arial" fo:font-size="10pt" fo:font-weight="bold" officeooo:rsid="001436d4" style:font-size-asian="10pt" style:font-weight-asian="bold" style:font-size-complex="10pt" style:font-weight-complex="bold"/>
    </style:style>
    <style:style style:name="T15" style:family="text">
      <style:text-properties fo:color="#ff4000" loext:opacity="100%" style:font-name="Arial" fo:font-size="10pt" fo:font-weight="bold" officeooo:rsid="0015d431" style:font-size-asian="10pt" style:font-weight-asian="bold" style:font-size-complex="10pt" style:font-weight-complex="bold"/>
    </style:style>
    <style:style style:name="T16" style:family="text">
      <style:text-properties fo:color="#ff4000" loext:opacity="100%" style:font-name="Arial" fo:font-size="10pt" fo:font-weight="bold" officeooo:rsid="00171193" style:font-size-asian="10pt" style:font-weight-asian="bold" style:font-size-complex="10pt" style:font-weight-complex="bold"/>
    </style:style>
    <style:style style:name="T17" style:family="text">
      <style:text-properties fo:color="#ff4000" loext:opacity="100%" style:font-name="Arial" fo:font-size="10pt" fo:font-weight="bold" officeooo:rsid="00182d92" style:font-size-asian="10pt" style:font-weight-asian="bold" style:font-size-complex="10pt"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2"/>
      <text:p text:style-name="P12">Fehlende Elemente</text:p>
      <text:p text:style-name="P13"/>
      <text:list text:style-name="L1">
        <text:list-item>
          <text:p text:style-name="P2"><text:span text:style-name="Strong_20_Emphasis"><text:span text:style-name="T1">News-Inhaltselement, Seite 10</text:span></text:span><text:span text:style-name="T1">: Vermutlich nicht relevant, da durch ein anderes Element ersetzt.</text:span></text:p>
        </text:list-item>
      </text:list>
      <text:p text:style-name="P14"><text:span text:style-name="T1"/></text:p>
      <text:p text:style-name="P14"><text:span text:style-name="T1"><text:tab/></text:span><text:span text:style-name="T3">==&gt; This is done in our html and integrated also previously but in the latest design they have removed this design, so for now this is not in our mittwald server and also not in live as well. But you can find this in our attached html. [ref: in attached zip, file name: index.html]</text:span></text:p>
      <text:p text:style-name="P14"><text:span text:style-name="T2"/></text:p>
      <text:p text:style-name="P14"><text:span text:style-name="T2"/></text:p>
      <text:list text:continue-numbering="true" text:style-name="L1">
        <text:list-item>
          <text:p text:style-name="P2"><text:span text:style-name="Strong_20_Emphasis"><text:span text:style-name="T1">Textelement 3, Seite 44</text:span></text:span><text:span text:style-name="T1">: Nicht gefunden.</text:span></text:p>
        </text:list-item>
      </text:list>
      <text:p text:style-name="P14"><text:span text:style-name="T1"><text:tab/></text:span><text:span text:style-name="T7">==&gt; </text:span><text:span text:style-name="T8">This is currently not in their present deisgn. </text:span><text:span text:style-name="T9">[ref: https://xd.adobe.com/view/98b623bb-91fd-4d42-b2b8-4f419f2b8343-cde5/screen/e97848ed-5280-4cd3-8471-57899e57d465/specs/]</text:span></text:p>
      <text:p text:style-name="P14"><text:span text:style-name="T1"/></text:p>
      <text:list text:continue-numbering="true" text:style-name="L1">
        <text:list-item>
          <text:p text:style-name="P2"><text:span text:style-name="Strong_20_Emphasis"><text:span text:style-name="T1">Inhaltselement „vielleicht Social News oder die wichtigsten News“, Seite 48</text:span></text:span><text:span text:style-name="T1">: Scheinbar anders gelöst, vermutlich nicht mehr erforderlich?</text:span></text:p>
        </text:list-item>
      </text:list>
      <text:p text:style-name="P14"><text:span text:style-name="T1"><text:tab/></text:span></text:p>
      <text:p text:style-name="P15"><text:span text:style-name="T1"><text:tab/></text:span><text:span text:style-name="T11">==&gt; We have already done R&amp;D on linkedin app to fetch post data.</text:span></text:p>
      <text:p text:style-name="P15"><text:span text:style-name="T11">http://typo3-composer.p657043.webspaceconfig.de/linkedin/linkedin_api/</text:span></text:p>
      <text:p text:style-name="P15"><text:span text:style-name="T11">But as per the latest discussion linkedin reqirement is paused</text:span></text:p>
      <text:p text:style-name="P15"><text:span text:style-name="T11">So this section is not done.</text:span></text:p>
      <text:p text:style-name="P15"><text:span text:style-name="T11">If you have latest update on this reqirement please let us know.</text:span></text:p>
      <text:p text:style-name="P15"><text:span text:style-name="T11">Also create a linkedin app from client account and submit that app for review.</text:span></text:p>
      <text:p text:style-name="P15"><text:span text:style-name="T11"/></text:p>
      <text:p text:style-name="P15"><text:span text:style-name="T11"/></text:p>
      <text:p text:style-name="P15"><text:span text:style-name="T11"/></text:p>
      <text:p text:style-name="P14"><text:span text:style-name="T1"/></text:p>
      <text:p text:style-name="P14"><text:span text:style-name="T1"/></text:p>
      <text:list text:continue-numbering="true" text:style-name="L1">
        <text:list-item>
          <text:p text:style-name="P3"><text:span text:style-name="Strong_20_Emphasis"><text:span text:style-name="T1">Inhaltselement „Kontakt“, Seite 57</text:span></text:span><text:span text:style-name="T1">: Nicht gefunden.</text:span></text:p>
          <text:p text:style-name="P4"><text:span text:style-name="T7">==&gt; </text:span><text:span text:style-name="T8">This is currently not in their present deisgn.</text:span><text:span text:style-name="T9">[ref: </text:span><text:a xlink:type="simple" xlink:href="https://xd.adobe.com/view/98b623bb-91fd-4d42-b2b8-4f419f2b8343-cde5/screen/c7d0e2f5-b602-49f6-a5dd-d196096a25d5/specs/" text:style-name="Internet_20_link" text:visited-style-name="Visited_20_Internet_20_Link">https://xd.adobe.com/view/98b623bb-91fd-4d42-b2b8-4f419f2b8343-cde5/screen/c7d0e2f5-b602-49f6-a5dd-d196096a25d5/specs/</text:a><text:span text:style-name="T9">]</text:span></text:p>
        </text:list-item>
      </text:list>
      <text:p text:style-name="P16"><text:span text:style-name="T9"/></text:p>
      <text:p text:style-name="P16"><text:span text:style-name="T9"/></text:p>
      <text:p text:style-name="P12">Fehlende Animationen</text:p>
      <text:p text:style-name="P13"/>
      <text:list text:style-name="L2">
        <text:list-item>
          <text:p text:style-name="P5"><text:span text:style-name="Strong_20_Emphasis"><text:span text:style-name="T1">Animiertes Element 1, Seite 12</text:span></text:span><text:span text:style-name="T1">: Das Element ist vorhanden aber irgendwas haut dort mit dem Hintergrund beim Scrollen noch nicht ganz hin. Manchmal springt da der unter Text mit zwischen.</text:span></text:p>
        </text:list-item>
      </text:list>
      <text:p text:style-name="P14"><text:span text:style-name="T1"/></text:p>
      <text:p text:style-name="P17"><text:span text:style-name="T1"><text:tab/></text:span><text:span text:style-name="T12">==&gt; we have not found any issue like that</text:span></text:p>
      <text:p text:style-name="P17"><text:span text:style-name="T1"/></text:p>
      <text:list text:continue-numbering="true" text:style-name="L2">
        <text:list-item>
          <text:p text:style-name="P5"><text:span text:style-name="Strong_20_Emphasis"><text:span text:style-name="T1">Inhaltselement „Bilderkacheln“, Seite 12</text:span></text:span><text:span text:style-name="T1">: Das Element besteht aus schwebenden Kacheln mit je ein oder zwei Zeilen Text. Es gibt einen Parallaxeffekt. Die Bilderkacheln sind so animiert, dass sich diese schneller als der Hintergrund bzw. die Webseite an sich bewegen.</text:span></text:p>
        </text:list-item>
      </text:list>
      <text:p text:style-name="P14"><text:span text:style-name="T1"/></text:p>
      <text:p text:style-name="P14"><text:soft-page-break/><text:span text:style-name="T1"><text:tab/></text:span><text:span text:style-name="T13">==&gt; For now they asked to stop the paralax effect, and the image floating or slow movement concept is still under discussion[ref: </text:span><text:a xlink:type="simple" xlink:href="https://app.asana.com/0/1205756026608526/1206544335205008" text:style-name="Internet_20_link" text:visited-style-name="Visited_20_Internet_20_Link">https://app.asana.com/0/1205756026608526/1206544335205008</text:a><text:span text:style-name="T13">]</text:span></text:p>
      <text:p text:style-name="P14"><text:span text:style-name="T13"/></text:p>
      <text:p text:style-name="P14"><text:span text:style-name="T13"/></text:p>
      <text:list text:continue-numbering="true" text:style-name="L2">
        <text:list-item>
          <text:p text:style-name="P5"><text:span text:style-name="Strong_20_Emphasis"><text:span text:style-name="T1">Animiertes Element 2, Seite 14</text:span></text:span><text:span text:style-name="T1">: Fehlt komplett.</text:span></text:p>
          <text:p text:style-name="P7"><text:span text:style-name="T13">==&gt; We have tried this thing, but onscroll card swipe thing we have not achieved yet.</text:span></text:p>
        </text:list-item>
      </text:list>
      <text:p text:style-name="P18"><text:span text:style-name="T13"><text:tab/></text:span></text:p>
      <text:list text:continue-numbering="true" text:style-name="L2">
        <text:list-item>
          <text:p text:style-name="P5"><text:span text:style-name="Strong_20_Emphasis"><text:span text:style-name="T1">Animiertes Element 4, Seite 21</text:span></text:span><text:span text:style-name="T1">: Fehlt komplett, war noch nicht final besprochen.</text:span></text:p>
        </text:list-item>
      </text:list>
      <text:p text:style-name="P14"><text:span text:style-name="T1"/></text:p>
      <text:p text:style-name="P14"><text:span text:style-name="T1"><text:tab/></text:span><text:span text:style-name="T4">==&gt; we have made this but they are not using it presently, you can find this in our mittwald [ref: </text:span><text:a xlink:type="simple" xlink:href="http://typo3-composer.p657043.webspaceconfig.de/produkte" text:style-name="Internet_20_link" text:visited-style-name="Visited_20_Internet_20_Link">http://typo3-composer.p657043.webspaceconfig.de/produkte</text:a><text:span text:style-name="T4">]</text:span></text:p>
      <text:p text:style-name="P14"><text:span text:style-name="T4"/></text:p>
      <text:p text:style-name="P14"><text:span text:style-name="T4"/></text:p>
      <text:list text:continue-numbering="true" text:style-name="L2">
        <text:list-item>
          <text:p text:style-name="P5"><text:span text:style-name="Strong_20_Emphasis"><text:span text:style-name="T1">Animiertes Element 5, Seite 25</text:span></text:span><text:span text:style-name="T1">: Fehlt komplett.</text:span></text:p>
          <text:p text:style-name="P8"><text:span text:style-name="T13">==&gt; We have tried this thing, but onscroll card swipe thing we have not achieved yet.</text:span></text:p>
        </text:list-item>
      </text:list>
      <text:p text:style-name="P19"><text:span text:style-name="T13"/></text:p>
      <text:p text:style-name="P19"><text:span text:style-name="T13"/></text:p>
      <text:list text:continue-numbering="true" text:style-name="L2">
        <text:list-item>
          <text:p text:style-name="P5"><text:span text:style-name="Strong_20_Emphasis"><text:span text:style-name="T1">Animiertes Element 6, Seite 27</text:span></text:span><text:span text:style-name="T1">: Fehlt komplett.</text:span></text:p>
          <text:p text:style-name="P9"><text:span text:style-name="T3">==&gt; This is done in our html </text:span><text:span text:style-name="T5">but before we integrate this they decided to not to use this</text:span><text:span text:style-name="T3">. But you can find this in our attached html. [ref: in attached zip, file name: </text:span><text:span text:style-name="T5">page-4</text:span><text:span text:style-name="T3">.html]</text:span></text:p>
        </text:list-item>
      </text:list>
      <text:p text:style-name="P14"><text:span text:style-name="T1"/></text:p>
      <text:p text:style-name="P14"><text:span text:style-name="T1"/></text:p>
      <text:list text:continue-numbering="true" text:style-name="L2">
        <text:list-item>
          <text:p text:style-name="P5"><text:span text:style-name="Strong_20_Emphasis"><text:span text:style-name="T1">Inhaltselement „Serviceleistungen“, Seite 31</text:span></text:span><text:span text:style-name="T1">: Fehlt noch die Animation. Das Element hat einen Schiebeeffekt. Dieser Effekt ist wie ein Buch, welches geschlossen wird. Die Nummer 1 bleibt stehen und die Elemente (2-4) schieben sich der Reihe nach über die Nummer 1. Am Ende ist nur noch das Element 4 im Sichtfeld und zu erkennen, dass sich alle überlappen.</text:span></text:p>
        </text:list-item>
      </text:list>
      <text:p text:style-name="P20"><text:span text:style-name="T1"><text:tab/></text:span><text:span text:style-name="T13">==&gt; </text:span><text:span text:style-name="T14">we have tried but unable to find such thing in any reference library, also we tried to <text:s/>make some custom logic but it is not fitting as per the requirement, please provide us if you have any reference or something that will work here as per the requirement and also with the section pause requirement, or you can simplify this and let us know.</text:span></text:p>
      <text:p text:style-name="P14"><text:span text:style-name="T1"/></text:p>
      <text:list text:continue-numbering="true" text:style-name="L2">
        <text:list-item>
          <text:p text:style-name="P5"><text:span text:style-name="Strong_20_Emphasis"><text:span text:style-name="T1">Inhaltselement „Bewerbungsprozess“, Seite 46</text:span></text:span><text:span text:style-name="T1">: Über den Hintergrund kann optional ein Overlay gelegt werden. Hintergrund eigentlich andere Farbe. Oben links befindet sich wie abgebildet die Bezifferung der jeweiligen Spalte (Teilelements) zur Zuordnung (1-3). Diese haben eine entsprechende Füllung im Rand, die den Fortschritt ausweisen soll. Dies soll mittels einer Eingangsanimation dargestellt werden. Der Kreis füllt / lädt sich nach und nach (nach 15.02.).</text:span></text:p>
        </text:list-item>
      </text:list>
      <text:p text:style-name="P14"><text:span text:style-name="T1"/></text:p>
      <text:p text:style-name="P14"><text:span text:style-name="T1"><text:tab/></text:span><text:span text:style-name="T15">==&gt; </text:span><text:span text:style-name="T16">the first design link we got for the first time after the doc file, we find there that this content was removed from there, so we avoid that content on that time, but in final design again it has come, we have made this but as client said they are pushing back the animation things so we have not done the animation. In live the content is already there but client has not given any ticket regarding this animation and we have not estimated yet this. If this is required now please let us know.<text:line-break/></text:span><text:soft-page-break/><text:span text:style-name="T16"><text:line-break/>One more query regarding this: is the circles will be filling one by one, or all at once when comes to viewport.</text:span></text:p>
      <text:p text:style-name="P21"><text:span text:style-name="T16">[</text:span><text:span text:style-name="T12">ref: https://www.bode-global.com/karriere/ausbildung-deutschland]</text:span></text:p>
      <text:p text:style-name="P14"><text:span text:style-name="T10"/></text:p>
      <text:list text:continue-numbering="true" text:style-name="L2">
        <text:list-item>
          <text:p text:style-name="P6"><text:span text:style-name="Strong_20_Emphasis"><text:span text:style-name="T1">Standorteelement, Seite 52</text:span></text:span><text:span text:style-name="T1">: Fehlt komplett.</text:span></text:p>
          <text:p text:style-name="P10"><text:span text:style-name="T3">==&gt; </text:span><text:span text:style-name="T6">we have done this, but some how thy are not using this right now, you can find this in our mittwald server [http://typo3-composer.p657043.webspaceconfig.de/kontakt]</text:span></text:p>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715cm" fo:margin-right="3.7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6T13:17:21.601376515</meta:creation-date>
    <dc:date>2024-03-06T15:07:29.599187836</dc:date>
    <meta:editing-duration>PT1H33M38S</meta:editing-duration>
    <meta:editing-cycles>20</meta:editing-cycles>
    <meta:generator>LibreOffice/7.5.5.2$MacOSX_AARCH64 LibreOffice_project/ca8fe7424262805f223b9a2334bc7181abbcbf5e</meta:generator>
    <meta:document-statistic meta:table-count="0" meta:image-count="0" meta:object-count="0" meta:page-count="3" meta:paragraph-count="36" meta:word-count="749" meta:character-count="4848" meta:non-whitespace-character-count="4139"/>
  </office:meta>
</office:document-meta>
</file>